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2.716cm"/>
    </style:style>
    <style:style style:name="co15" style:family="table-column">
      <style:table-column-properties fo:break-before="auto" style:column-width="3.417cm"/>
    </style:style>
    <style:style style:name="co16" style:family="table-column">
      <style:table-column-properties fo:break-before="auto" style:column-width="1.93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4" office:value-type="string" calcext:value-type="string">
            <text:p>soy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Soja conventionnel</text:p>
          </table:table-cell>
          <table:table-cell table:style-name="ce5" office:value-type="date" office:date-value="2019-05-01" calcext:value-type="date">
            <text:p>1/5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65" calcext:value-type="float">
            <text:p>-16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tsp_45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potassium_chloride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soy_seed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thousand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2130075" calcext:value-type="float">
            <text:p>21300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office:value-type="string" calcext:value-type="string">
            <text:p>anti limace</text:p>
          </table:table-cell>
          <table:table-cell office:value-type="string" calcext:value-type="string">
            <text:p>metarex</text:p>
          </table:table-cell>
          <table:table-cell table:number-columns-repeated="5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2150028" calcext:value-type="float">
            <text:p>2150028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office:value-type="string" calcext:value-type="string">
            <text:p>herbicide</text:p>
          </table:table-cell>
          <table:table-cell office:value-type="string" calcext:value-type="string">
            <text:p>PROMAN</text:p>
          </table:table-cell>
          <table:table-cell table:number-columns-repeated="5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2150028" calcext:value-type="float">
            <text:p>2150028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office:value-type="string" calcext:value-type="string">
            <text:p>herbicide</text:p>
          </table:table-cell>
          <table:table-cell office:value-type="string" calcext:value-type="string">
            <text:p>PROMAN</text:p>
          </table:table-cell>
          <table:table-cell table:number-columns-repeated="5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2150964" calcext:value-type="float">
            <text:p>215096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office:value-type="string" calcext:value-type="string">
            <text:p>insecticide</text:p>
          </table:table-cell>
          <table:table-cell office:value-type="string" calcext:value-type="string">
            <text:p>TRIKA LAMBDA 1</text:p>
          </table:table-cell>
          <table:table-cell table:number-columns-repeated="5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WAT_LAT_80M3H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WAT_LAT_80M3H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irrigation_water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ubic_meter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WAT_LAT_80M3H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WAT_LAT_80M3H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irrigation_water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ubic_meter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soy_grain</text:p>
          </table:table-cell>
          <table:table-cell table:style-name="ce2" office:value-type="float" office:value="33.5" calcext:value-type="float">
            <text:p>33,5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2" table:number-rows-repeated="4">
          <table:table-cell table:number-columns-repeated="64"/>
        </table:table-row>
        <table:table-row table:style-name="ro1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4" table:number-columns-repeated="6"/>
          <table:table-cell table:style-name="ce7"/>
          <table:table-cell table:style-name="ce4" table:number-columns-repeated="5"/>
          <table:table-cell table:number-columns-repeated="52"/>
        </table:table-row>
        <table:table-row table:style-name="ro1" table:number-rows-repeated="946">
          <table:table-cell table:style-name="ce4" table:number-columns-repeated="12"/>
          <table:table-cell table:number-columns-repeated="52"/>
        </table:table-row>
        <table:table-row table:style-name="ro2" table:number-rows-repeated="104759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4" office:value-type="string" calcext:value-type="string">
            <text:p>soy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Soja biologique</text:p>
          </table:table-cell>
          <table:table-cell table:style-name="ce5" office:value-type="date" office:date-value="2019-05-01" calcext:value-type="date">
            <text:p>1/5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8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soy_seed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string" calcext:value-type="string">
            <text:p>thousand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inage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HOE_ROT_6M</text:p>
          </table:table-cell>
          <table:table-cell table:style-name="ce9"/>
          <table:table-cell table:style-name="ce2" table:number-columns-repeated="5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soy_gra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ransport</text:p>
          </table:table-cell>
          <table:table-cell table:style-name="ce8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4">
          <table:table-cell table:style-name="ce2" table:number-columns-repeated="12"/>
          <table:table-cell table:number-columns-repeated="52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8:56.289738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09:14.039167292</dc:date>
    <meta:editing-duration>PT5M26S</meta:editing-duration>
    <meta:editing-cycles>4</meta:editing-cycles>
    <meta:document-statistic meta:table-count="2" meta:cell-count="240" meta:object-count="0"/>
  </office:meta>
</office:document-meta>
</file>